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row table:style-name="ro1">
          <table:table-cell office:value-type="string" calcext:value-type="string" table:number-columns-spanned="6" table:number-rows-spanned="1">
            <text:p>Wyniki z egzaminu z Zaawansowanych Praktyk programistycznych 04.02.2023</text:p>
          </table:table-cell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Numer Indeksu</text:p>
          </table:table-cell>
          <table:table-cell table:style-name="ce1" office:value-type="string" calcext:value-type="string">
            <text:p>Wynik w %</text:p>
          </table:table-cell>
          <table:table-cell table:style-name="ce1" office:value-type="string" calcext:value-type="string">
            <text:p>Ocena</text:p>
          </table:table-cell>
          <table:table-cell table:number-columns-repeated="6"/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percentage" office:value="0.66" calcext:value-type="percentage">
            <text:p>66,00%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percentage" office:value="0.63" calcext:value-type="percentage">
            <text:p>63,00%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percentage" office:value="0.63" calcext:value-type="percentage">
            <text:p>63,00%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percentage" office:value="0.93" calcext:value-type="percentage">
            <text:p>93,00%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percentage" office:value="0.38" calcext:value-type="percentage">
            <text:p>38,00%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percentage" office:value="0.72" calcext:value-type="percentage">
            <text:p>72,00%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percentage" office:value="0.86" calcext:value-type="percentage">
            <text:p>86,00%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percentage" office:value="0.82" calcext:value-type="percentage">
            <text:p>82,00%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percentage" office:value="0.72" calcext:value-type="percentage">
            <text:p>72,00%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percentage" office:value="0.86" calcext:value-type="percentage">
            <text:p>86,00%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percentage" office:value="0.88" calcext:value-type="percentage">
            <text:p>88,00%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percentage" office:value="0.84" calcext:value-type="percentage">
            <text:p>84,00%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percentage" office:value="0.47" calcext:value-type="percentage">
            <text:p>47,00%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percentage" office:value="0.45" calcext:value-type="percentage">
            <text:p>45,00%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percentage" office:value="0.36" calcext:value-type="percentage">
            <text:p>36,00%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percentage" office:value="0.34" calcext:value-type="percentage">
            <text:p>34,00%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percentage" office:value="0.61" calcext:value-type="percentage">
            <text:p>61,00%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percentage" office:value="0.82" calcext:value-type="percentage">
            <text:p>82,00%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percentage" office:value="0.86" calcext:value-type="percentage">
            <text:p>86,00%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9" table:number-rows-spanned="1">
            <text:p>Do tego jest 5 osób, mających ocenę 5.0 z egzaminu, w wyniku osiągnięcia pięciu najwyższych wyników na laboratorium</text:p>
          </table:table-cell>
          <table:covered-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21:38:55.566000000</meta:creation-date>
    <dc:date>2023-02-12T21:53:19.486000000</dc:date>
    <meta:editing-duration>PT14M24S</meta:editing-duration>
    <meta:editing-cycles>1</meta:editing-cycles>
    <meta:document-statistic meta:table-count="1" meta:cell-count="77" meta:object-count="0"/>
    <meta:generator>LibreOffice/7.4.4.2$Windows_X86_64 LibreOffice_project/85569322deea74ec9134968a29af2df5663baa21</meta:generator>
  </office:meta>
</office:document-meta>
</file>